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2">
      <style:paragraph-properties fo:margin-top="0cm" fo:margin-bottom="0cm"/>
    </style:style>
    <style:style style:name="P7" style:family="paragraph" style:parent-style-name="Text_20_body" style:list-style-name="L3">
      <style:paragraph-properties fo:margin-top="0cm" fo:margin-bottom="0cm"/>
    </style:style>
    <style:style style:name="P8" style:family="paragraph" style:parent-style-name="Text_20_body" style:list-style-name="L4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1. <text:span text:style-name="Strong_20_Emphasis">Definir los requisitos y objetivos</text:span></text:h>
      <text:list xml:id="list2494577357189449211" text:style-name="L1">
        <text:list-item>
          <text:p text:style-name="P5"><text:span text:style-name="Strong_20_Emphasis">Tipo de productos</text:span>: Virtutas de jamón ibérico y otros productos gourmet.</text:p>
        </text:list-item>
        <text:list-item>
          <text:p text:style-name="P5"><text:span text:style-name="Strong_20_Emphasis">Público objetivo</text:span>: Grandes lonjas alimentarias, no consumidores finales.</text:p>
        </text:list-item>
        <text:list-item>
          <text:p text:style-name="P5"><text:span text:style-name="Strong_20_Emphasis">Objetivo principal</text:span>: Presencia visual e impacto, más que funciones complejas.</text:p>
        </text:list-item>
        <text:list-item>
          <text:p text:style-name="P1"><text:span text:style-name="Strong_20_Emphasis">Tecnología</text:span>: PHP, HTML, CSS y posiblemente algo de JavaScript para interactividad.</text:p>
        </text:list-item>
      </text:list>
      <text:h text:style-name="Heading_20_3" text:outline-level="3">2. <text:span text:style-name="Strong_20_Emphasis">Estructura inicial del proyecto</text:span></text:h>
      <text:list xml:id="list6066259906253184687" text:style-name="L2">
        <text:list-item>
          <text:p text:style-name="P6"><text:span text:style-name="Strong_20_Emphasis">Landing Page</text:span>: Muy visual, destacando los productos y la calidad.</text:p>
        </text:list-item>
        <text:list-item>
          <text:p text:style-name="P6"><text:span text:style-name="Strong_20_Emphasis">Página de productos</text:span>: Catálogo sencillo con imágenes llamativas.</text:p>
        </text:list-item>
        <text:list-item>
          <text:p text:style-name="P6"><text:span text:style-name="Strong_20_Emphasis">Contacto</text:span>: Formulario y datos básicos.</text:p>
        </text:list-item>
        <text:list-item>
          <text:p text:style-name="P6"><text:span text:style-name="Strong_20_Emphasis">Sobre nosotros</text:span>: Breve historia y compromiso con la calidad.</text:p>
        </text:list-item>
        <text:list-item>
          <text:p text:style-name="P6"><text:span text:style-name="Strong_20_Emphasis">Otros elementos prácticos</text:span>:</text:p>
          <text:list>
            <text:list-item>
              <text:p text:style-name="P6">Multi-idioma si es necesario (español/inglés).</text:p>
            </text:list-item>
            <text:list-item>
              <text:p text:style-name="P2">Optimización para dispositivos móviles.</text:p>
            </text:list-item>
          </text:list>
        </text:list-item>
      </text:list>
      <text:h text:style-name="Heading_20_3" text:outline-level="3">3. <text:span text:style-name="Strong_20_Emphasis">Diseño</text:span></text:h>
      <text:list xml:id="list5692553531681480076" text:style-name="L3">
        <text:list-item>
          <text:p text:style-name="P7">Colores elegantes (negro, dorado, tonos cálidos).</text:p>
        </text:list-item>
        <text:list-item>
          <text:p text:style-name="P7">Tipografía clara y profesional.</text:p>
        </text:list-item>
        <text:list-item>
          <text:p text:style-name="P3">Imágenes de alta calidad.</text:p>
        </text:list-item>
      </text:list>
      <text:h text:style-name="Heading_20_3" text:outline-level="3">4. <text:span text:style-name="Strong_20_Emphasis">Funciones básicas</text:span></text:h>
      <text:list xml:id="list6687349947092670163" text:style-name="L4">
        <text:list-item>
          <text:p text:style-name="P8"><text:span text:style-name="Strong_20_Emphasis">Backend en PHP</text:span> para manejar formularios de contacto o consultas.</text:p>
        </text:list-item>
        <text:list-item>
          <text:p text:style-name="P8"><text:span text:style-name="Strong_20_Emphasis">Frontend atractivo</text:span> con diseño responsivo.</text:p>
        </text:list-item>
        <text:list-item>
          <text:p text:style-name="P4">Opcional: integrar un panel sencillo para futuras actualizacion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8S</meta:editing-duration>
    <meta:editing-cycles>3</meta:editing-cycles>
    <meta:generator>OpenOffice/4.1.15$Win32 OpenOffice.org_project/4115m2$Build-9813</meta:generator>
    <dc:date>2024-12-20T11:27:55.60</dc:date>
    <meta:document-statistic meta:table-count="0" meta:image-count="0" meta:object-count="0" meta:page-count="1" meta:paragraph-count="21" meta:word-count="154" meta:character-count="1026"/>
    <dc:creator>h a m</dc:creator>
    <meta:user-defined meta:name="Info 1"/>
    <meta:user-defined meta:name="Info 2"/>
    <meta:user-defined meta:name="Info 3"/>
    <meta:user-defined meta:name="Info 4"/>
  </office:meta>
</office:document-meta>
</file>